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none" draw:fill-color="#ff3333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9" style:family="graphic" style:parent-style-name="standard">
      <style:graphic-properties svg:stroke-width="0.05cm" svg:stroke-color="#000000" draw:marker-start-width="0.355cm" draw:marker-end-width="0.355cm" draw:fill-color="#ff8080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marker-start-width="0.355cm" draw:marker-end-width="0.355cm" draw:fill-color="#99ccff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7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fill-color="#666666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925cm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18cm"/>
    </style:style>
    <style:style style:name="gr17" style:family="graphic" style:parent-style-name="standard">
      <style:graphic-properties draw:stroke="none" svg:stroke-color="#000000" draw:fill="none" draw:fill-color="#ffffff" fo:min-height="0.751cm"/>
    </style:style>
    <style:style style:name="gr18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fo:min-height="0.35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cm" svg:height="1.4cm" svg:x="3cm" svg:y="4.9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9" draw:id="id9" draw:layer="layout" svg:width="0.4cm" svg:height="0.4cm" svg:x="3.1cm" svg:y="5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0.4cm" svg:height="0.4cm" svg:x="3.9cm" svg:y="5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0.4cm" svg:height="0.4cm" svg:x="3.5cm" svg:y="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5.9cm" svg:y="4.9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0.4cm" svg:height="0.4cm" svg:x="6cm" svg:y="5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0.4cm" svg:height="0.4cm" svg:x="6.8cm" svg:y="5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0.4cm" svg:height="0.4cm" svg:x="6.4cm" svg:y="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6.5cm" svg:y="7.6cm">
          <text:p/>
          <draw:enhanced-geometry svg:viewBox="0 0 21600 21600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0.4cm" svg:height="0.4cm" svg:x="6.6cm" svg:y="7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0.4cm" svg:height="0.4cm" svg:x="7.4cm" svg:y="7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" draw:id="id15" draw:layer="layout" svg:width="0.4cm" svg:height="0.4cm" svg:x="7cm" svg:y="8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963cm" svg:height="0.581cm" svg:x="2.137cm" svg:y="8.5cm">
          <draw:text-box>
            <text:p><text:span text:style-name="T1">NC</text:span></text:p>
          </draw:text-box>
        </draw:frame>
        <draw:frame draw:style-name="gr4" draw:text-style-name="P2" draw:layer="layout" svg:width="1.1cm" svg:height="0.581cm" svg:x="7.8cm" svg:y="7.6cm">
          <draw:text-box>
            <text:p><text:span text:style-name="T1">NC</text:span></text:p>
          </draw:text-box>
        </draw:frame>
        <draw:frame draw:style-name="gr3" draw:text-style-name="P2" draw:layer="layout" svg:width="1.1cm" svg:height="0.581cm" svg:x="1.6cm" svg:y="7.7cm">
          <draw:text-box>
            <text:p><text:span text:style-name="T1">NC</text:span></text:p>
          </draw:text-box>
        </draw:frame>
        <draw:frame draw:style-name="gr3" draw:text-style-name="P2" draw:layer="layout" svg:width="1cm" svg:height="0.581cm" svg:x="7.2cm" svg:y="5.719cm">
          <draw:text-box>
            <text:p><text:span text:style-name="T1">NC</text:span></text:p>
          </draw:text-box>
        </draw:frame>
        <draw:frame draw:style-name="gr5" draw:layer="layout" svg:width="0.662cm" svg:height="0.759cm" svg:x="2.438cm" svg:y="4.9cm">
          <draw:text-box>
            <text:p><text:span text:style-name="T2">1</text:span></text:p>
          </draw:text-box>
        </draw:frame>
        <draw:frame draw:style-name="gr6" draw:layer="layout" svg:width="0.677cm" svg:height="0.806cm" svg:x="7.223cm" svg:y="4.894cm">
          <draw:text-box>
            <text:p><text:span text:style-name="T3">2</text:span></text:p>
          </draw:text-box>
        </draw:frame>
        <draw:frame draw:style-name="gr7" draw:layer="layout" svg:width="0.8cm" svg:height="0.824cm" svg:x="1.8cm" svg:y="8.4cm">
          <draw:text-box>
            <text:p><text:span text:style-name="T3">3</text:span></text:p>
          </draw:text-box>
        </draw:frame>
        <draw:frame draw:style-name="gr8" draw:layer="layout" svg:width="0.777cm" svg:height="0.806cm" svg:x="7.8cm" svg:y="8.394cm">
          <draw:text-box>
            <text:p><text:span text:style-name="T3">4</text:span></text:p>
          </draw:text-box>
        </draw:frame>
        <draw:rect draw:style-name="gr9" draw:text-style-name="P1" draw:layer="layout" svg:width="2.4cm" svg:height="1.9cm" svg:x="5.4cm" svg:y="1.2cm">
          <text:p text:style-name="P1"><text:span text:style-name="T2">RPi 3</text:span></text:p>
          <text:p text:style-name="P1"><text:span text:style-name="T2">WsprryPi</text:span></text:p>
        </draw:rect>
        <draw:rect draw:style-name="gr10" draw:text-style-name="P1" draw:layer="layout" svg:width="2.3cm" svg:height="1.9cm" svg:x="2.6cm" svg:y="1.2cm">
          <text:p text:style-name="P1"><text:span text:style-name="T2">FCD Pro+</text:span></text:p>
        </draw:rect>
        <draw:frame draw:style-name="gr11" draw:layer="layout" svg:width="1.076cm" svg:height="0.687cm" svg:x="5.9cm" svg:y="2.513cm">
          <draw:text-box>
            <text:p><text:span text:style-name="T4">TX</text:span></text:p>
          </draw:text-box>
        </draw:frame>
        <draw:custom-shape draw:style-name="gr12" draw:text-style-name="P1" xml:id="id4" draw:id="id4" draw:layer="layout" svg:width="0.8cm" svg:height="0.612cm" svg:x="6.2cm" svg:y="3.2cm">
          <text:p text:style-name="P1"><text:span text:style-name="T5">R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2" draw:id="id2" draw:layer="layout" svg:width="0.8cm" svg:height="0.612cm" svg:x="3.3cm" svg:y="3.188cm">
          <text:p text:style-name="P1"><text:span text:style-name="T5">R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16" draw:id="id16" draw:layer="layout" svg:width="0.8cm" svg:height="0.612cm" svg:x="6.8cm" svg:y="10.388cm">
          <text:p text:style-name="P1"><text:span text:style-name="T5">A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14" draw:id="id14" draw:layer="layout" svg:width="0.8cm" svg:height="0.612cm" svg:x="2.7cm" svg:y="10.388cm">
          <text:p text:style-name="P1"><text:span text:style-name="T5">A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.5cm" svg:height="3.2cm" svg:x="6.5cm" svg:y="9.7cm">
          <text:p/>
          <draw:enhanced-geometry svg:viewBox="0 0 21600 21600" draw:mirror-vertical="true" draw:type="block-arc" draw:modifiers="-177.438904478568 9730.4388521041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4" draw:layer="layout" svg:width="3.389cm" svg:height="0.725cm" svg:x="5.711cm" svg:y="13cm">
          <draw:text-box>
            <text:p><text:span text:style-name="T5">160/80 LOOPS</text:span></text:p>
          </draw:text-box>
        </draw:frame>
        <draw:custom-shape draw:style-name="gr1" draw:text-style-name="P1" draw:layer="layout" svg:width="1.4cm" svg:height="1.4cm" svg:x="2.4cm" svg:y="7.7cm">
          <text:p/>
          <draw:enhanced-geometry svg:viewBox="0 0 21600 21600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0" draw:id="id10" draw:layer="layout" svg:width="0.4cm" svg:height="0.4cm" svg:x="2.5cm" svg:y="7.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0.4cm" svg:height="0.4cm" svg:x="3.3cm" svg:y="7.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0.4cm" svg:height="0.4cm" svg:x="2.9cm" svg:y="8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svg:x1="3.7cm" svg:y1="5cm" svg:x2="3.7cm" svg:y2="3.8cm" draw:start-shape="id1" draw:start-glue-point="4" draw:end-shape="id2" draw:end-glue-point="2" svg:d="M3700 5000v-1200">
          <text:p/>
        </draw:connector>
        <draw:connector draw:style-name="gr15" draw:text-style-name="P1" draw:layer="layout" svg:x1="6.6cm" svg:y1="5cm" svg:x2="6.6cm" svg:y2="3.812cm" draw:start-shape="id3" draw:start-glue-point="4" draw:end-shape="id4" draw:end-glue-point="2" svg:d="M6600 5000v-1188">
          <text:p/>
        </draw:connector>
        <draw:frame draw:style-name="gr16" draw:layer="layout" svg:width="0.68cm" svg:height="0.963cm" svg:x="8.82cm" svg:y="12.8cm">
          <draw:text-box>
            <text:p><text:s/></text:p>
          </draw:text-box>
        </draw:frame>
        <draw:frame draw:style-name="gr17" draw:layer="layout" svg:width="1.2cm" svg:height="1.001cm" svg:x="3.2cm" svg:y="2.4cm">
          <draw:text-box>
            <text:p><text:span text:style-name="T3">RX</text:span></text:p>
          </draw:text-box>
        </draw:frame>
        <draw:connector draw:style-name="gr15" draw:text-style-name="P1" draw:layer="layout" draw:line-skew="0.05cm" svg:x1="4.1cm" svg:y1="6.2cm" svg:x2="6.8cm" svg:y2="7.7cm" draw:start-shape="id5" draw:start-glue-point="8" draw:end-shape="id6" draw:end-glue-point="8" svg:d="M4100 6200v800h2700v700">
          <text:p/>
        </draw:connector>
        <draw:connector draw:style-name="gr15" draw:text-style-name="P1" draw:layer="layout" draw:line-skew="0.2cm" svg:x1="6.2cm" svg:y1="6.2cm" svg:x2="3.5cm" svg:y2="7.8cm" draw:start-shape="id7" draw:start-glue-point="8" draw:end-shape="id8" draw:end-glue-point="8" svg:d="M6200 6200v1000h-2700v600">
          <text:p/>
        </draw:connector>
        <draw:connector draw:style-name="gr15" draw:text-style-name="P1" draw:layer="layout" svg:x1="3.3cm" svg:y1="6.2cm" svg:x2="2.7cm" svg:y2="7.8cm" draw:start-shape="id9" draw:start-glue-point="8" draw:end-shape="id10" draw:end-glue-point="8" svg:d="M3300 6200v800h-600v800">
          <text:p/>
        </draw:connector>
        <draw:connector draw:style-name="gr15" draw:text-style-name="P1" draw:layer="layout" svg:x1="7cm" svg:y1="6.2cm" svg:x2="7.6cm" svg:y2="7.7cm" draw:start-shape="id11" draw:start-glue-point="8" draw:end-shape="id12" draw:end-glue-point="8" svg:d="M7000 6200v750h600v750">
          <text:p/>
        </draw:connector>
        <draw:connector draw:style-name="gr15" draw:text-style-name="P1" draw:layer="layout" svg:x1="3.1cm" svg:y1="9cm" svg:x2="3.1cm" svg:y2="10.388cm" draw:start-shape="id13" draw:start-glue-point="4" draw:end-shape="id14" draw:end-glue-point="0" svg:d="M3100 9000v1388">
          <text:p/>
        </draw:connector>
        <draw:connector draw:style-name="gr15" draw:text-style-name="P1" draw:layer="layout" svg:x1="7.2cm" svg:y1="8.9cm" svg:x2="7.2cm" svg:y2="10.388cm" draw:start-shape="id15" draw:start-glue-point="4" draw:end-shape="id16" draw:end-glue-point="0" svg:d="M7200 8900v1488">
          <text:p/>
        </draw:connector>
        <draw:line draw:style-name="gr18" draw:text-style-name="P1" draw:layer="layout" svg:x1="2.3cm" svg:y1="13cm" svg:x2="3.1cm" svg:y2="11cm">
          <text:p/>
        </draw:line>
        <draw:frame draw:style-name="gr19" draw:layer="layout" svg:width="3.7cm" svg:height="0.725cm" svg:x="1.2cm" svg:y="13cm">
          <draw:text-box draw:corner-radius="0.4cm">
            <text:p><text:span text:style-name="T5">80-10 EFD</text:span></text:p>
          </draw:text-box>
        </draw:frame>
        <draw:frame draw:style-name="gr3" draw:text-style-name="P2" draw:layer="layout" svg:width="1.1cm" svg:height="0.581cm" svg:x="2.2cm" svg:y="5.7cm">
          <draw:text-box>
            <text:p><text:span text:style-name="T1">N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b Cowdery</meta:initial-creator>
    <meta:creation-date>2016-02-25T19:23:25.69</meta:creation-date>
    <dc:date>2017-04-23T15:58:42.65</dc:date>
    <dc:creator>Bob Cowdery</dc:creator>
    <meta:editing-duration>PT4H52M46S</meta:editing-duration>
    <meta:editing-cycles>10</meta:editing-cycles>
    <meta:generator>OpenOffice/4.1.2$Win32 OpenOffice.org_project/412m3$Build-9782</meta:generator>
    <meta:document-statistic meta:object-count="46"/>
  </office:meta>
</office:document-meta>
</file>